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0341796875" calcext:value-type="float">
            <text:p>0.03417968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3" office:value-type="float" office:value="0.0341796875" calcext:value-type="float">
            <text:p>0.034179687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1:47:19.069450205</dc:date>
    <meta:editing-duration>PT22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